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2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2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2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2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2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2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016d818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efa682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7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2" style:font-size-asian="12pt" style:font-weight-asian="bold" style:font-size-complex="12pt"/>
    </style:style>
    <style:style style:name="P19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2" style:font-size-complex="14pt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21" style:family="paragraph" style:parent-style-name="Standard" style:list-style-name="L1">
      <loext:graphic-properties draw:fill-gradient-name="Gradient_20_1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22" style:family="paragraph" style:parent-style-name="Standard" style:list-style-name="L1" style:master-page-name="">
      <loext:graphic-properties draw:fill-gradient-name="Gradient_20_1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23" style:family="paragraph" style:parent-style-name="Standard" style:list-style-name="L1" style:master-page-name="">
      <loext:graphic-properties draw:fill-gradient-name="Gradient_20_2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24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f2fcf0" fo:hyphenate="true" fo:hyphenation-remain-char-count="2" fo:hyphenation-push-char-count="2" loext:hyphenation-no-caps="false"/>
    </style:style>
    <style:style style:name="P25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f2fcf0" fo:hyphenate="true" fo:hyphenation-remain-char-count="2" fo:hyphenation-push-char-count="2" loext:hyphenation-no-caps="false"/>
    </style:style>
    <style:style style:name="P26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f969cc" fo:hyphenate="true" fo:hyphenation-remain-char-count="2" fo:hyphenation-push-char-count="2" loext:hyphenation-no-caps="false"/>
    </style:style>
    <style:style style:name="P27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paragraph-rsid="02f2fcf0" fo:hyphenate="true" fo:hyphenation-remain-char-count="2" fo:hyphenation-push-char-count="2" loext:hyphenation-no-caps="false"/>
    </style:style>
    <style:style style:name="P28" style:family="paragraph" style:parent-style-name="Standard" style:list-style-name="L4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5b5f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4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6038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4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e35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4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e8ee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5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82ecf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5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336a4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6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afecf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6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1e972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2f969c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b6e58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9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44028a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9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44246df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10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44c023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45fc3af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460d52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1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2f969c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0d367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style:page-number="auto" style:writing-mode="lr-tb"/>
      <style:text-properties style:font-name="Times New Roman" fo:font-size="12pt" fo:language="uk" fo:country="UA" fo:font-weight="normal" officeooo:paragraph-rsid="033e331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11d8f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style:writing-mode="lr-tb"/>
      <style:text-properties style:font-name="Times New Roman" fo:font-size="12pt" fo:language="uk" fo:country="UA" fo:font-weight="normal" officeooo:paragraph-rsid="033ffb1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1760e3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7679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877a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a35e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d5cc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e284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ef37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fb02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0ce5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112b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26cb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465d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6ccb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8caa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8e85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ad20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aeb5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c272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27f2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0b35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dd10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464d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83c8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b089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cac25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d447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eae8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08c4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1a22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6396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9922f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cd7b3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cf93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e0bf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4c71f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9ca88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4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4153046" officeooo:paragraph-rsid="042105b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5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41290a3" officeooo:paragraph-rsid="04213e4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6" style:family="paragraph" style:parent-style-name="Standard" style:list-style-name="L7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-0.25in" style:auto-text-indent="false" style:page-number="auto" fo:background-color="transparent" style:writing-mode="lr-tb"/>
      <style:text-properties style:font-name="Times New Roman" fo:font-size="12pt" fo:language="uk" fo:country="UA" fo:font-weight="normal" officeooo:rsid="042adc43" officeooo:paragraph-rsid="0433517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7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4ed6f4" officeooo:paragraph-rsid="0450d0b5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8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4ed6f4" officeooo:paragraph-rsid="0451245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9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4ed6f4" officeooo:paragraph-rsid="04544f3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0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57cd47" officeooo:paragraph-rsid="0457cd4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1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6f123d" officeooo:paragraph-rsid="046f123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6f123d" officeooo:paragraph-rsid="046f123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3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72bc1e" officeooo:paragraph-rsid="0472bc1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4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6b7aee" officeooo:paragraph-rsid="046b7ae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5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6d68f7" officeooo:paragraph-rsid="046d68f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6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6dd27f" officeooo:paragraph-rsid="046dd27f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7" style:family="paragraph" style:parent-style-name="Standard" style:list-style-name="L1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783d89" officeooo:paragraph-rsid="04783d8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39f6f26" officeooo:paragraph-rsid="039f6f2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9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8ca823" officeooo:paragraph-rsid="048ca823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100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101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102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style:font-name="Times New Roman" fo:font-size="12pt" fo:language="uk" fo:country="UA" fo:font-weight="bold" officeooo:paragraph-rsid="042f723f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10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30be127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10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10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348e502" officeooo:paragraph-rsid="0348e502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106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normal" officeooo:paragraph-rsid="043889e3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10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30ab365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0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34c71f9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0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2f969cc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1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487e606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11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2f969cc" fo:hyphenate="true" fo:hyphenation-remain-char-count="2" fo:hyphenation-push-char-count="2" loext:hyphenation-no-caps="false"/>
    </style:style>
    <style:style style:name="P112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46607f3" fo:hyphenate="true" fo:hyphenation-remain-char-count="2" fo:hyphenation-push-char-count="2" loext:hyphenation-no-caps="false"/>
    </style:style>
    <style:style style:name="P113" style:family="paragraph" style:parent-style-name="Standard" style:list-style-name="L11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4668f41" fo:hyphenate="true" fo:hyphenation-remain-char-count="2" fo:hyphenation-push-char-count="2" loext:hyphenation-no-caps="false"/>
    </style:style>
    <style:style style:name="P114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460d524" fo:hyphenate="true" fo:hyphenation-remain-char-count="2" fo:hyphenation-push-char-count="2" loext:hyphenation-no-caps="false"/>
    </style:style>
    <style:style style:name="P11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officeooo:paragraph-rsid="030ab365" fo:hyphenate="true" fo:hyphenation-remain-char-count="2" fo:hyphenation-push-char-count="2" loext:hyphenation-no-caps="false"/>
    </style:style>
    <style:style style:name="P116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weight="normal" officeooo:rsid="04775da0" officeooo:paragraph-rsid="04775da0" style:font-weight-asian="normal" style:font-weight-complex="normal" fo:hyphenate="true" fo:hyphenation-remain-char-count="2" fo:hyphenation-push-char-count="2" loext:hyphenation-no-caps="false"/>
    </style:style>
    <style:style style:name="P117" style:family="paragraph" style:parent-style-name="Table_20_Contents">
      <style:paragraph-properties fo:text-align="start" style:justify-single-word="false"/>
      <style:text-properties style:font-name="Times New Roman1" fo:font-size="12pt" fo:language="uk" fo:country="UA" officeooo:rsid="0410a3bf" officeooo:paragraph-rsid="0410a3bf" style:font-name-asian="Times New Roman1" style:font-size-asian="10.5pt" style:font-name-complex="Times New Roman1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style:font-name="Times New Roman" fo:font-size="12pt" fo:language="uk" fo:country="UA" officeooo:rsid="0410a3bf" officeooo:paragraph-rsid="0410a3bf" style:font-size-asian="10.5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style:font-name="Times New Roman" fo:font-size="12pt" fo:language="uk" fo:country="UA" officeooo:rsid="041290a3" officeooo:paragraph-rsid="041290a3" style:font-size-asian="10.5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style:font-name="Times New Roman" fo:font-size="12pt" fo:language="uk" fo:country="UA" officeooo:rsid="04153046" officeooo:paragraph-rsid="04153046" style:font-size-asian="10.5pt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style:font-name="Times New Roman" fo:font-size="12pt" fo:language="uk" fo:country="UA" officeooo:rsid="0413f97e" officeooo:paragraph-rsid="0413f97e" style:font-size-asian="10.5pt" style:font-size-complex="12pt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2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2" style:font-weight-complex="normal"/>
    </style:style>
    <style:style style:name="T8" style:family="text">
      <style:text-properties fo:font-weight="bold" style:font-name-asian="Times New Roman2" style:font-weight-asian="bold" style:font-size-complex="14pt"/>
    </style:style>
    <style:style style:name="T9" style:family="text">
      <style:text-properties fo:font-weight="bold" officeooo:rsid="02eba8df" style:font-name-asian="Times New Roman2" style:font-weight-asian="bold" style:font-size-complex="14pt"/>
    </style:style>
    <style:style style:name="T10" style:family="text">
      <style:text-properties fo:font-weight="bold" officeooo:rsid="047c5fa1" style:font-name-asian="Times New Roman2" style:font-weight-asian="bold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2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16" style:family="text">
      <style:text-properties style:font-name="Times New Roman" fo:font-size="12pt" fo:language="uk" fo:country="UA" fo:font-weight="normal" style:font-size-asian="10.5pt" style:font-weight-asian="normal" style:font-size-complex="12pt" style:font-weight-complex="normal"/>
    </style:style>
    <style:style style:name="T17" style:family="text">
      <style:text-properties style:font-name="Times New Roman" fo:font-size="12pt" fo:language="uk" fo:country="UA" fo:font-weight="normal" officeooo:rsid="0460d524" style:font-size-asian="10.5pt" style:font-weight-asian="normal" style:font-size-complex="12pt" style:font-weight-complex="normal"/>
    </style:style>
    <style:style style:name="T18" style:family="text">
      <style:text-properties style:font-name="Times New Roman" fo:font-size="12pt" fo:language="uk" fo:country="UA" style:font-size-asian="10.5pt" style:font-size-complex="12pt"/>
    </style:style>
    <style:style style:name="T19" style:family="text">
      <style:text-properties style:font-name="Times New Roman" fo:font-size="12pt" fo:language="uk" fo:country="UA" officeooo:rsid="0477e7a7" style:font-size-asian="10.5pt" style:font-size-complex="12pt"/>
    </style:style>
    <style:style style:name="T20" style:family="text">
      <style:text-properties style:font-name="Times New Roman" fo:font-size="12pt" fo:language="uk" fo:country="UA" officeooo:rsid="04783d89" style:font-size-asian="10.5pt" style:font-size-complex="12pt"/>
    </style:style>
    <style:style style:name="T21" style:family="text">
      <style:text-properties officeooo:rsid="0339ec91"/>
    </style:style>
    <style:style style:name="T22" style:family="text">
      <style:text-properties officeooo:rsid="034af2fe"/>
    </style:style>
    <style:style style:name="T23" style:family="text">
      <style:text-properties officeooo:rsid="039c04ed"/>
    </style:style>
    <style:style style:name="T24" style:family="text">
      <style:text-properties officeooo:rsid="0008bb06"/>
    </style:style>
    <style:style style:name="T25" style:family="text">
      <style:text-properties officeooo:rsid="03a4eb12"/>
    </style:style>
    <style:style style:name="T26" style:family="text">
      <style:text-properties officeooo:rsid="03a6e573"/>
    </style:style>
    <style:style style:name="T27" style:family="text">
      <style:text-properties officeooo:rsid="03aa62d5"/>
    </style:style>
    <style:style style:name="T28" style:family="text">
      <style:text-properties officeooo:rsid="03b3c69d"/>
    </style:style>
    <style:style style:name="T29" style:family="text">
      <style:text-properties officeooo:rsid="03b4bfb3"/>
    </style:style>
    <style:style style:name="T30" style:family="text">
      <style:text-properties officeooo:rsid="03b58657"/>
    </style:style>
    <style:style style:name="T31" style:family="text">
      <style:text-properties officeooo:rsid="03bc44e6"/>
    </style:style>
    <style:style style:name="T32" style:family="text">
      <style:text-properties officeooo:rsid="03bd90b0"/>
    </style:style>
    <style:style style:name="T33" style:family="text">
      <style:text-properties officeooo:rsid="03bf7f62"/>
    </style:style>
    <style:style style:name="T34" style:family="text">
      <style:text-properties officeooo:rsid="0450d0b5"/>
    </style:style>
    <style:style style:name="T35" style:family="text">
      <style:text-properties officeooo:rsid="046e9bdc"/>
    </style:style>
    <style:style style:name="T36" style:family="text">
      <style:text-properties officeooo:rsid="047b10c1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7in" draw:visible-area-height="1.987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Лабораторна робота №</text:span><text:span text:style-name="T10">4</text:span></text:p>
      <text:p text:style-name="P16"><text:span text:style-name="T8"><text:line-break/></text:span><text:span text:style-name="T4">з дисципліни «Організація комп’ютерних мереж</text:span><text:span text:style-name="T12">»</text:span></text:p>
      <text:p text:style-name="P18"/>
      <text:p text:style-name="P17"><text:span text:style-name="T5">на тему: </text:span><text:span text:style-name="T7">«Еталонна модель взаємодії відкритих систем (OSI)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3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2">Дніпро, 202</text:span><text:span text:style-name="T3">2</text:span></text:p>
      <text:p text:style-name="P2"><text:span text:style-name="T6">Тема.</text:span><text:span text:style-name="T1"> Еталонна модель взаємодії відкритих систем (OSI).</text:span></text:p>
      <text:p text:style-name="P15"><text:span text:style-name="T11">Мета.</text:span></text:p>
      <text:list xml:id="list614390905" text:style-name="L1">
        <text:list-item>
          <text:p text:style-name="P22">Навчитися описувати головні функції кожного рівня моделі OSI.</text:p>
        </text:list-item>
        <text:list-item>
          <text:p text:style-name="P21">Навчитися визначати рівні моделі OSI, на яких виконуються конкретні мережні операції.</text:p>
        </text:list-item>
        <text:list-item>
          <text:p text:style-name="P23">Навчитися визначати рівні моделі OSI, на яких функціонують конкретні мережні компоненти.</text:p>
        </text:list-item>
        <text:list-item>
          <text:p text:style-name="P21">Познайомитися з розширеннями моделі OSI з боку IEEE Project 802.</text:p>
        </text:list-item>
      </text:list>
      <text:p text:style-name="P11">Порядок виконання роботи.</text:p>
      <text:list xml:id="list3200423826" text:style-name="L2">
        <text:list-item>
          <text:p text:style-name="P27">Ознайомитися з описом та ілюстрацією еталонної моделі взаємодії відкритих систем (Lab_OSI).</text:p>
        </text:list-item>
      </text:list>
      <text:p text:style-name="P110"><text:bookmark text:name="page3R_mcid79"/><text:bookmark text:name="page3R_mcid80"/>Короткий опис моделі OSI</text:p>
      <text:p text:style-name="P110">Висновки</text:p>
      <text:p text:style-name="P109">Контрольні питання</text:p>
      <text:list xml:id="list1978811558" text:style-name="L7">
        <text:list-item>
          <text:p text:style-name="P100">Рівні моделі OSI. Редиректор.</text:p>
          <text:p text:style-name="P99">TODO</text:p>
        </text:list-item>
        <text:list-item>
          <text:p text:style-name="P100">Формування пакетів у відповідності до рівнів моделі OSI. Структура пакета.</text:p>
        </text:list-item>
        <text:list-item>
          <text:p text:style-name="P100">Як забезпечується безпомилковість передачі даних (канальний рівень OSI).</text:p>
        </text:list-item>
        <text:list-item>
          <text:p text:style-name="P100">Канальний рівень. Підрівні LLC, MAC.</text:p>
        </text:list-item>
        <text:list-item>
          <text:p text:style-name="P100">IEEE Project 802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  <style:font-face style:name="sans-serif" svg:font-family="sans-serif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2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01T18:53:02.556391653</dc:date>
    <meta:editing-duration>PT13H9M36S</meta:editing-duration>
    <meta:editing-cycles>1071</meta:editing-cycles>
    <meta:generator>LibreOffice/7.2.6.2$Linux_X86_64 LibreOffice_project/20$Build-2</meta:generator>
    <meta:document-statistic meta:table-count="0" meta:image-count="0" meta:object-count="1" meta:page-count="2" meta:paragraph-count="31" meta:word-count="148" meta:character-count="1068" meta:non-whitespace-character-count="955"/>
  </office:meta>
</office:document-meta>
</file>